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- atut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07T06:16:26.875000000</dc:date>
    <meta:editing-duration>PT1M22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" meta:word-count="4" meta:character-count="22" meta:non-whitespace-character-count="20"/>
  </office:meta>
</office:document-meta>
</file>